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line-height="200%"/>
      <style:text-properties style:font-name="Times New Roman" officeooo:rsid="00000858" officeooo:paragraph-rsid="00000858"/>
    </style:style>
    <style:style style:name="T1" style:family="text">
      <style:text-properties officeooo:rsid="000045d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ate Harris</text:p>
      <text:p text:style-name="P1">Professor Richard Porten</text:p>
      <text:p text:style-name="P1">English 0934</text:p>
      <text:p text:style-name="P1">18 February, 2025</text:p>
      <text:p text:style-name="P1"><text:tab/><text:span text:style-name="T1">In the first chapter of Hongs “Minor Feelings”, “United” Hong uses her life and those close to her to examine what it means to be an Asian American in the United States. Despite the Asian American identity being the primary theme of the text the beginning describes only Hong through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roid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2-18T09:59:28.039108160</meta:creation-date>
    <dc:date>2025-02-18T10:50:36.348039454</dc:date>
    <meta:editing-duration>PT40M34S</meta:editing-duration>
    <meta:editing-cycles>2</meta:editing-cycles>
    <meta:generator>LibreOffice/25.2.0.3$Linux_X86_64 LibreOffice_project/520$Build-3</meta:generator>
    <meta:document-statistic meta:table-count="0" meta:image-count="0" meta:object-count="0" meta:page-count="1" meta:paragraph-count="5" meta:word-count="60" meta:character-count="349" meta:non-whitespace-character-count="292"/>
  </office:meta>
</office:document-meta>
</file>